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style:text-properties fo:color="#0000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font-size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/>
    </style:style>
    <style:style style:name="P7" style:family="paragraph">
      <style:text-properties fo:color="#ff0000" fo:font-size="18pt"/>
    </style:style>
    <style:style style:name="P8" style:family="paragraph">
      <style:text-properties fo:color="#0000ff" fo:font-size="18pt"/>
    </style:style>
    <style:style style:name="T1" style:family="text">
      <style:text-properties fo:color="#0000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fo:font-size="18pt"/>
    </style:style>
    <style:style style:name="T4" style:family="text">
      <style:text-properties fo:color="#0000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87cm" svg:height="6.604cm" draw:transform="rotate (-0.397760536529508) translate (16.406cm 11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35cm" svg:height="1.119cm" svg:x="12.768cm" svg:y="2.31cm">
          <draw:text-box>
            <text:p text:style-name="P2"><text:span text:style-name="T1">discretizations</text:span></text:p>
          </draw:text-box>
        </draw:frame>
        <draw:line draw:style-name="gr3" draw:text-style-name="P1" draw:layer="layout" svg:x1="15.2cm" svg:y1="3.58cm" svg:x2="10.12cm" svg:y2="8.66cm">
          <text:p/>
        </draw:line>
        <draw:line draw:style-name="gr3" draw:text-style-name="P1" draw:layer="layout" svg:x1="15.2cm" svg:y1="3.58cm" svg:x2="20.28cm" svg:y2="8.66cm">
          <text:p/>
        </draw:line>
        <draw:frame draw:style-name="gr2" draw:text-style-name="P5" draw:layer="layout" svg:width="4.318cm" svg:height="0.878cm" draw:transform="rotate (0.804945851019785) translate (10.436cm 7.062cm)">
          <draw:text-box>
            <text:p text:style-name="P4"><text:span text:style-name="T2">grid based</text:span></text:p>
          </draw:text-box>
        </draw:frame>
        <draw:frame draw:style-name="gr2" draw:text-style-name="P5" draw:layer="layout" svg:width="4.826cm" svg:height="0.878cm" draw:transform="rotate (-0.785398163397448) translate (17.771cm 4.801cm)">
          <draw:text-box>
            <text:p text:style-name="P4"><text:span text:style-name="T2">no grid</text:span></text:p>
          </draw:text-box>
        </draw:frame>
        <draw:line draw:style-name="gr3" draw:text-style-name="P1" draw:layer="layout" svg:x1="10.12cm" svg:y1="8.66cm" svg:x2="13.93cm" svg:y2="12.47cm">
          <text:p/>
        </draw:line>
        <draw:line draw:style-name="gr3" draw:text-style-name="P1" draw:layer="layout" svg:x1="10.12cm" svg:y1="8.66cm" svg:x2="6.31cm" svg:y2="12.47cm">
          <text:p/>
        </draw:line>
        <draw:line draw:style-name="gr3" draw:text-style-name="P1" draw:layer="layout" svg:x1="6.31cm" svg:y1="12.47cm" svg:x2="3.77cm" svg:y2="16.28cm">
          <text:p/>
        </draw:line>
        <draw:line draw:style-name="gr3" draw:text-style-name="P1" draw:layer="layout" svg:x1="6.31cm" svg:y1="12.47cm" svg:x2="8.85cm" svg:y2="16.28cm">
          <text:p/>
        </draw:line>
        <draw:line draw:style-name="gr4" draw:text-style-name="P1" draw:layer="layout" svg:x1="13.93cm" svg:y1="12.47cm" svg:x2="11.39cm" svg:y2="16.28cm">
          <text:p/>
        </draw:line>
        <draw:line draw:style-name="gr3" draw:text-style-name="P1" draw:layer="layout" svg:x1="13.93cm" svg:y1="12.47cm" svg:x2="16.724cm" svg:y2="16.28cm">
          <text:p/>
        </draw:line>
        <draw:line draw:style-name="gr3" draw:text-style-name="P1" draw:layer="layout" svg:x1="20.28cm" svg:y1="8.66cm" svg:x2="17.74cm" svg:y2="12.724cm">
          <text:p/>
        </draw:line>
        <draw:line draw:style-name="gr3" draw:text-style-name="P1" draw:layer="layout" svg:x1="20.28cm" svg:y1="8.66cm" svg:x2="22.82cm" svg:y2="12.47cm">
          <text:p/>
        </draw:line>
        <draw:frame draw:style-name="gr2" draw:text-style-name="P5" draw:layer="layout" svg:width="4.572cm" svg:height="0.878cm" draw:transform="rotate (-0.785398163397448) translate (11.546cm 8.7cm)">
          <draw:text-box>
            <text:p text:style-name="P4"><text:span text:style-name="T2">unstructured</text:span></text:p>
          </draw:text-box>
        </draw:frame>
        <draw:frame draw:style-name="gr2" draw:text-style-name="P5" draw:layer="layout" svg:width="5.572cm" svg:height="0.878cm" draw:transform="rotate (0.785398163397448) translate (6.57cm 10.971cm)">
          <draw:text-box>
            <text:p text:style-name="P4"><text:span text:style-name="T2">structured</text:span></text:p>
          </draw:text-box>
        </draw:frame>
        <draw:frame draw:style-name="gr2" draw:text-style-name="P5" draw:layer="layout" svg:width="4.826cm" svg:height="1.505cm" draw:transform="rotate (-0.953298837439303) translate (7.538cm 12.899cm)">
          <draw:text-box>
            <text:p text:style-name="P4"><text:span text:style-name="T2">integral</text:span></text:p>
            <text:p text:style-name="P4"><text:span text:style-name="T2">form</text:span></text:p>
          </draw:text-box>
        </draw:frame>
        <draw:frame draw:style-name="gr2" draw:text-style-name="P5" draw:layer="layout" svg:width="4.826cm" svg:height="1.505cm" draw:transform="rotate (0.993441410235172) translate (3.568cm 15.126cm)">
          <draw:text-box>
            <text:p text:style-name="P4"><text:span text:style-name="T2">derivative</text:span></text:p>
            <text:p text:style-name="P4"><text:span text:style-name="T2">form</text:span></text:p>
          </draw:text-box>
        </draw:frame>
        <draw:frame draw:style-name="gr2" draw:text-style-name="P5" draw:layer="layout" svg:width="5.08cm" svg:height="1.505cm" draw:transform="rotate (-0.937067275395755) translate (15.125cm 12.803cm)">
          <draw:text-box>
            <text:p text:style-name="P4"><text:span text:style-name="T2">compact</text:span></text:p>
            <text:p text:style-name="P4"><text:span text:style-name="T2">basis funcs</text:span></text:p>
          </draw:text-box>
        </draw:frame>
        <draw:frame draw:style-name="gr2" draw:text-style-name="P5" draw:layer="layout" svg:width="6.858cm" svg:height="1.505cm" draw:transform="rotate (0.967785070230856) translate (10.816cm 15.694cm)">
          <draw:text-box>
            <text:p text:style-name="P4"><text:span text:style-name="T2">discontinuous</text:span></text:p>
            <text:p text:style-name="P4"><text:span text:style-name="T2">galerkin</text:span></text:p>
          </draw:text-box>
        </draw:frame>
        <draw:frame draw:style-name="gr2" draw:text-style-name="P5" draw:layer="layout" svg:width="5.349cm" svg:height="1.505cm" draw:transform="rotate (1.00059726016835) translate (17.357cm 11.878cm)">
          <draw:text-box>
            <text:p text:style-name="P4"><text:span text:style-name="T2">global</text:span></text:p>
            <text:p text:style-name="P4"><text:span text:style-name="T2">basis funcs</text:span></text:p>
          </draw:text-box>
        </draw:frame>
        <draw:frame draw:style-name="gr2" draw:text-style-name="P5" draw:layer="layout" svg:width="4.064cm" svg:height="0.878cm" draw:transform="rotate (-0.977209848191625) translate (21.652cm 9.298cm)">
          <draw:text-box>
            <text:p text:style-name="P4"><text:span text:style-name="T2">particles</text:span></text:p>
          </draw:text-box>
        </draw:frame>
        <draw:frame draw:style-name="gr2" draw:text-style-name="P7" draw:layer="layout" svg:width="3.302cm" svg:height="1.673cm" svg:x="3.008cm" svg:y="16.534cm">
          <draw:text-box>
            <text:p text:style-name="P6"><text:span text:style-name="T3">finite-difference</text:span></text:p>
          </draw:text-box>
        </draw:frame>
        <draw:frame draw:style-name="gr2" draw:text-style-name="P7" draw:layer="layout" svg:width="5.406cm" svg:height="0.962cm" svg:x="8.008cm" svg:y="16.535cm">
          <draw:text-box>
            <text:p text:style-name="P6"><text:span text:style-name="T3">finite-volume</text:span></text:p>
          </draw:text-box>
        </draw:frame>
        <draw:frame draw:style-name="gr2" draw:text-style-name="P7" draw:layer="layout" svg:width="3.302cm" svg:height="1.673cm" svg:x="15.508cm" svg:y="16.535cm">
          <draw:text-box>
            <text:p text:style-name="P6"><text:span text:style-name="T3">finite-element</text:span></text:p>
          </draw:text-box>
        </draw:frame>
        <draw:frame draw:style-name="gr2" draw:text-style-name="P7" draw:layer="layout" svg:width="3.302cm" svg:height="0.962cm" svg:x="16.608cm" svg:y="12.736cm">
          <draw:text-box>
            <text:p text:style-name="P6"><text:span text:style-name="T3">spectral</text:span></text:p>
          </draw:text-box>
        </draw:frame>
        <draw:frame draw:style-name="gr2" draw:text-style-name="P7" draw:layer="layout" svg:width="3.302cm" svg:height="0.962cm" svg:x="21.608cm" svg:y="12.736cm">
          <draw:text-box>
            <text:p text:style-name="P6"><text:span text:style-name="T3">SPH</text:span></text:p>
          </draw:text-box>
        </draw:frame>
        <draw:frame draw:style-name="gr5" draw:text-style-name="P8" draw:layer="layout" svg:width="3.048cm" svg:height="1.778cm" svg:x="16.978cm" svg:y="14.248cm">
          <draw:text-box>
            <text:p text:style-name="P6"><text:span text:style-name="T4">Galerkin</text:span></text:p>
            <text:p text:style-name="P6"><text:span text:style-name="T4">metho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4-27T15:44:55</meta:creation-date>
    <dc:date>2013-04-27T15:45:50</dc:date>
    <dc:creator>Michael Zingale</dc:creator>
    <meta:editing-duration>P0D</meta:editing-duration>
    <meta:editing-cycles>1</meta:editing-cycles>
    <meta:document-statistic meta:object-count="28"/>
    <meta:generator>LibreOffice/3.6$Linux_X86_64 LibreOffice_project/360m1$Build-2</meta:generator>
  </office:meta>
</office:document-meta>
</file>